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list-style-name="L1">
      <style:paragraph-properties fo:line-height="150%" fo:text-align="justify" style:justify-single-word="false"/>
    </style:style>
    <style:style style:name="P2" style:family="paragraph" style:parent-style-name="Text_20_body" style:list-style-name="L1">
      <style:paragraph-properties fo:line-height="150%" fo:text-align="justify" style:justify-single-word="false"/>
      <style:text-properties officeooo:paragraph-rsid="0011656c"/>
    </style:style>
    <style:style style:name="P3" style:family="paragraph" style:parent-style-name="Text_20_body">
      <style:paragraph-properties fo:line-height="150%" fo:text-align="center" style:justify-single-word="false"/>
      <style:text-properties fo:font-size="14pt" fo:font-weight="bold" officeooo:rsid="0016b6f1" officeooo:paragraph-rsid="00120dbd" style:font-size-asian="14pt" style:font-weight-asian="bold" style:font-size-complex="14pt" style:font-weight-complex="bold"/>
    </style:style>
    <style:style style:name="P4" style:family="paragraph" style:parent-style-name="Text_20_body">
      <style:paragraph-properties fo:text-align="center" style:justify-single-word="false"/>
      <style:text-properties officeooo:rsid="0016b6f1" officeooo:paragraph-rsid="00120dbd"/>
    </style:style>
    <style:style style:name="P5" style:family="paragraph" style:parent-style-name="Text_20_body">
      <style:paragraph-properties fo:text-align="center" style:justify-single-word="false"/>
      <style:text-properties fo:font-weight="bold" officeooo:rsid="0016b6f1" officeooo:paragraph-rsid="00120dbd" style:font-weight-asian="bold" style:font-weight-complex="bold"/>
    </style:style>
    <style:style style:name="P6" style:family="paragraph" style:parent-style-name="Text_20_body">
      <style:paragraph-properties fo:text-align="center" style:justify-single-word="false"/>
      <style:text-properties fo:font-weight="bold" officeooo:rsid="00120dbd" officeooo:paragraph-rsid="00120dbd" style:font-weight-asian="bold" style:font-weight-complex="bold"/>
    </style:style>
    <style:style style:name="P7" style:family="paragraph" style:parent-style-name="Text_20_body">
      <style:paragraph-properties fo:text-align="center" style:justify-single-word="false"/>
      <style:text-properties officeooo:rsid="00120dbd" officeooo:paragraph-rsid="00120dbd"/>
    </style:style>
    <style:style style:name="P8" style:family="paragraph" style:parent-style-name="Text_20_body" style:list-style-name="L1">
      <style:paragraph-properties fo:margin-top="0cm" fo:margin-bottom="0cm" loext:contextual-spacing="false" fo:line-height="150%" fo:text-align="justify" style:justify-single-word="false"/>
    </style:style>
    <style:style style:name="P9" style:family="paragraph" style:parent-style-name="Standard">
      <style:paragraph-properties fo:line-height="150%" fo:text-align="justify" style:justify-single-word="false"/>
      <style:text-properties fo:font-size="14pt" fo:font-weight="bold" officeooo:rsid="0011656c" officeooo:paragraph-rsid="0011656c"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fo:font-size="12pt" fo:font-weight="normal" officeooo:rsid="0011656c" officeooo:paragraph-rsid="0011656c" style:font-size-asian="10.5pt" style:font-weight-asian="normal" style:font-size-complex="12pt" style:font-weight-complex="normal"/>
    </style:style>
    <style:style style:name="P11" style:family="paragraph" style:parent-style-name="Standard">
      <style:paragraph-properties fo:line-height="150%" fo:text-align="center" style:justify-single-word="false" fo:break-before="page"/>
      <style:text-properties fo:font-size="14pt" fo:font-weight="bold" officeooo:rsid="0011656c" officeooo:paragraph-rsid="0011656c" style:font-size-asian="14pt" style:font-weight-asian="bold" style:font-size-complex="14pt" style:font-weight-complex="bold"/>
    </style:style>
    <style:style style:name="P12" style:family="paragraph" style:parent-style-name="Heading_20_1">
      <style:paragraph-properties fo:text-align="center" style:justify-single-word="false"/>
      <style:text-properties officeooo:rsid="0016b6f1" officeooo:paragraph-rsid="00120dbd"/>
    </style:style>
    <style:style style:name="T1" style:family="text">
      <style:text-properties fo:font-size="12pt" fo:font-weight="normal" officeooo:rsid="0011656c" style:font-size-asian="10.5pt" style:font-weight-asian="normal" style:font-size-complex="12pt" style:font-weight-complex="normal"/>
    </style:style>
    <style:style style:name="T2" style:family="text">
      <style:text-properties officeooo:rsid="00120db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p text:style-name="P4">Nicolas Lamoureux</text:p>
      <text:p text:style-name="P4">LAMN19109003<text:line-break/></text:p>
      <text:p text:style-name="P7">Nicolas Papanicolaou</text:p>
      <text:p text:style-name="P7">PAPN20098909</text:p>
      <text:p text:style-name="P4"/>
      <text:p text:style-name="P4"/>
      <text:p text:style-name="P6">Système de vente et d'achat</text:p>
      <text:p text:style-name="P4"/>
      <text:p text:style-name="P4"/>
      <text:p text:style-name="P7">Devoir 1</text:p>
      <text:p text:style-name="P4"/>
      <text:p text:style-name="P4"/>
      <text:p text:style-name="P4"/>
      <text:p text:style-name="P4">présenté à</text:p>
      <text:p text:style-name="P4">M. <text:span text:style-name="T2">Hakim Lounis</text:span></text:p>
      <text:p text:style-name="P4"/>
      <text:p text:style-name="P4"/>
      <text:p text:style-name="P4"/>
      <text:p text:style-name="P4">dans le cadre du cours</text:p>
      <text:p text:style-name="P5"><text:span text:style-name="T2">INF5151</text:span> – <text:span text:style-name="T2">Génie logiciel : Analyse et Modélisation</text:span></text:p>
      <text:p text:style-name="P4">Session d'<text:span text:style-name="T2">hiver</text:span> 201<text:span text:style-name="T2">6</text:span></text:p>
      <text:p text:style-name="P4"/>
      <text:p text:style-name="P4"/>
      <text:p text:style-name="P4"/>
      <text:p text:style-name="P4">Université du Québec à Montréal</text:p>
      <text:p text:style-name="P3">Remis le <text:span text:style-name="T2">12</text:span> <text:span text:style-name="T2">février </text:span>201<text:span text:style-name="T2">6</text:span></text:p>
      <text:p text:style-name="P11">Concepts importants pour futur modèle de classes</text:p>
      <text:p text:style-name="P9"/>
      <text:p text:style-name="P9"/>
      <text:p text:style-name="P10">Nous avons noté qu'il y avait quelques principaux acteurs, mais beaucoup de use case. Plusieurs use case sont partagés entre les divers acteurs. Nous pensons donc qu'il faudrait découper en plusieurs classes toutes les grandes sphères qui forment le système de vente et d'achat. Par la suite, certaines classes pourraient étendre d'autres classes. Nous citerons par exemple les classes « Membre », « Administrateur » et « Non membre » qui étendraient la super classe « Utilisateur ». Nous tenterions de regrouper au maximum les caractéristiques partagées entre les acteurs ou objets afin d'éviter d'avoir du code similaire à plusieurs endroits. </text:p>
      <text:p text:style-name="P10"/>
      <text:p text:style-name="P10">Nous avons tenté de dresser une liste de classes qui pourraient définir le système de vente et d'échange :</text:p>
      <text:p text:style-name="P10"/>
      <text:list xml:id="list2709360552088662039" text:style-name="L1">
        <text:list-item>
          <text:p text:style-name="P2"><text:span text:style-name="T1"><text:tab/>GestionArticle </text:span></text:p>
        </text:list-item>
        <text:list-item>
          <text:p text:style-name="P2">Membre </text:p>
        </text:list-item>
        <text:list-item>
          <text:p text:style-name="P8">Non-Membre </text:p>
        </text:list-item>
        <text:list-item>
          <text:p text:style-name="P8">Systeme </text:p>
        </text:list-item>
        <text:list-item>
          <text:p text:style-name="P8">Utilisateur </text:p>
        </text:list-item>
        <text:list-item>
          <text:p text:style-name="P8">Administrateur </text:p>
        </text:list-item>
        <text:list-item>
          <text:p text:style-name="P8">Article </text:p>
        </text:list-item>
        <text:list-item>
          <text:p text:style-name="P8">GestionCompteAdministrateur </text:p>
        </text:list-item>
        <text:list-item>
          <text:p text:style-name="P8">Compte </text:p>
        </text:list-item>
        <text:list-item>
          <text:p text:style-name="P8">GestionCompteMembre </text:p>
        </text:list-item>
        <text:list-item>
          <text:p text:style-name="P1">MaitenanceDuSystem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02:40:12.997095497</meta:creation-date>
    <dc:date>2016-02-11T02:55:02.072997981</dc:date>
    <meta:editing-duration>PT14M49S</meta:editing-duration>
    <meta:editing-cycles>2</meta:editing-cycles>
    <meta:generator>LibreOffice/4.4.7.2$Linux_X86_64 LibreOffice_project/40m0$Build-2</meta:generator>
    <meta:document-statistic meta:table-count="0" meta:image-count="0" meta:object-count="0" meta:page-count="2" meta:paragraph-count="27" meta:word-count="192" meta:character-count="1231" meta:non-whitespace-character-count="1062"/>
  </office:meta>
</office:document-meta>
</file>